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c96c5"/>
    </style:style>
    <style:style style:name="P2" style:family="paragraph" style:parent-style-name="Standard" style:list-style-name="L1">
      <style:text-properties officeooo:rsid="001b1992" officeooo:paragraph-rsid="001c96c5"/>
    </style:style>
    <style:style style:name="P3" style:family="paragraph" style:parent-style-name="Standard" style:list-style-name="L1">
      <style:text-properties officeooo:rsid="001c96c5" officeooo:paragraph-rsid="001c96c5"/>
    </style:style>
    <style:style style:name="P4" style:family="paragraph" style:parent-style-name="Standard">
      <style:text-properties officeooo:rsid="001c96c5" officeooo:paragraph-rsid="001c96c5"/>
    </style:style>
    <style:style style:name="P5" style:family="paragraph" style:parent-style-name="Standard" style:list-style-name="L1">
      <style:text-properties officeooo:rsid="001d500a" officeooo:paragraph-rsid="001d500a"/>
    </style:style>
    <style:style style:name="P6" style:family="paragraph" style:parent-style-name="Standard">
      <style:text-properties officeooo:rsid="001e5740" officeooo:paragraph-rsid="001e5740"/>
    </style:style>
    <style:style style:name="P7" style:family="paragraph" style:parent-style-name="Standard" style:list-style-name="L2">
      <style:text-properties officeooo:rsid="001e5740" officeooo:paragraph-rsid="001e5740"/>
    </style:style>
    <style:style style:name="P8" style:family="paragraph" style:parent-style-name="Standard" style:list-style-name="L2">
      <style:text-properties officeooo:rsid="001ee908" officeooo:paragraph-rsid="001ee908"/>
    </style:style>
    <style:style style:name="P9" style:family="paragraph" style:parent-style-name="Standard" style:list-style-name="L2">
      <style:text-properties officeooo:rsid="001ee908" officeooo:paragraph-rsid="00212fe9"/>
    </style:style>
    <style:style style:name="T1" style:family="text">
      <style:text-properties officeooo:rsid="001b1992"/>
    </style:style>
    <style:style style:name="T2" style:family="text">
      <style:text-properties officeooo:rsid="001c96c5"/>
    </style:style>
    <style:style style:name="T3" style:family="text">
      <style:text-properties officeooo:rsid="001d500a"/>
    </style:style>
    <style:style style:name="T4" style:family="text">
      <style:text-properties fo:color="#c9211e"/>
    </style:style>
    <style:style style:name="T5" style:family="text">
      <style:text-properties fo:color="#c9211e" officeooo:rsid="001b1992"/>
    </style:style>
    <style:style style:name="T6" style:family="text">
      <style:text-properties fo:color="#c9211e" officeooo:rsid="001d500a"/>
    </style:style>
    <style:style style:name="T7" style:family="text">
      <style:text-properties fo:color="#c9211e" officeooo:rsid="001e00a7"/>
    </style:style>
    <style:style style:name="T8" style:family="text">
      <style:text-properties officeooo:rsid="001e00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97025958" text:style-name="L1">
        <text:list-item>
          <text:p text:style-name="P2"><text:span text:style-name="T4">User</text:span> start game <text:span text:style-name="T2">(open app)</text:span></text:p>
        </text:list-item>
        <text:list-item>
          <text:p text:style-name="P3">System welcome user and recommends game instruction <text:s/>And <text:span text:style-name="T1">System present </text:span><text:span text:style-name="T5">level of <text:s/>game</text:span><text:span text:style-name="T1"> (only level one is enabled first attempt of <text:s/>learning)</text:span></text:p>
        </text:list-item>
        <text:list-item>
          <text:p text:style-name="P3">User select level of <text:span text:style-name="T4">learning</text:span> and <text:span text:style-name="T4">playing</text:span></text:p>
        </text:list-item>
        <text:list-item>
          <text:p text:style-name="P3">System show modes , play modes or play modes</text:p>
        </text:list-item>
        <text:list-item>
          <text:p text:style-name="P1">User learn(Learn mode) and get exercise(play mode) <text:s/></text:p>
        </text:list-item>
        <text:list-item>
          <text:p text:style-name="P5">User may check <text:span text:style-name="T4">progress </text:span><text:span text:style-name="T7">report </text:span><text:span text:style-name="T4">on each level</text:span> </text:p>
        </text:list-item>
        <text:list-item>
          <text:p text:style-name="P3">System <text:span text:style-name="T3">show </text:span><text:span text:style-name="T6">user results</text:span><text:span text:style-name="T3"> and </text:span>check if overall 75% for exercise ,then user <text:span text:style-name="T3">move to another level of learning and playing </text:span></text:p>
        </text:list-item>
        <text:list-item>
          <text:p text:style-name="P5">User may check its progress for all levels</text:p>
        </text:list-item>
        <text:list-item>
          <text:p text:style-name="P5">System will show the <text:span text:style-name="T4">progress report of all levels</text:span></text:p>
        </text:list-item>
        <text:list-item>
          <text:p text:style-name="P5">if User has overall of 75% of all levels,<text:span text:style-name="T8">we assume</text:span> user know basic Xhosa <text:span text:style-name="T8">language</text:span></text:p>
        </text:list-item>
        <text:list-item>
          <text:p text:style-name="P5">User May print progress Report </text:p>
        </text:list-item>
      </text:list>
      <text:p text:style-name="P4"/>
      <text:p text:style-name="P4"/>
      <text:p text:style-name="P4"/>
      <text:p text:style-name="P6">TEST PLAN:</text:p>
      <text:p text:style-name="P6"/>
      <text:list xml:id="list2734889947" text:style-name="L2">
        <text:list-item>
          <text:p text:style-name="P7">User chooses level</text:p>
          <text:list>
            <text:list-item>
              <text:p text:style-name="P7">if choose incorrect level of play</text:p>
            </text:list-item>
            <text:list-item>
              <text:p text:style-name="P7">System will show message to direct user to write level</text:p>
            </text:list-item>
          </text:list>
        </text:list-item>
        <text:list-item>
          <text:p text:style-name="P7">System check user Score for level</text:p>
          <text:list>
            <text:list-item>
              <text:p text:style-name="P7">if user score meets threshold score</text:p>
            </text:list-item>
            <text:list-item>
              <text:p text:style-name="P7">system should allow user to progress to next level </text:p>
            </text:list-item>
          </text:list>
        </text:list-item>
        <text:list-item>
          <text:p text:style-name="P7">User answer in during play(exercise)</text:p>
          <text:list>
            <text:list-item>
              <text:p text:style-name="P9">system correctly records the user inputs( answer ) and <text:s text:c="2"/>progress tracker reflect about the correctness of the input answers</text:p>
            </text:list-item>
            <text:list-item>
              <text:p text:style-name="P8">System must record answer and progress track reflect the right or wrong answer</text:p>
            </text:list-item>
          </text:list>
        </text:list-item>
        <text:list-item>
          <text:p text:style-name="P8">check progress </text:p>
          <text:list>
            <text:list-item>
              <text:p text:style-name="P8">System to show user recently <text:s/>updated progress report</text:p>
            </text:list-item>
            <text:list-item>
              <text:p text:style-name="P8">Progress report </text:p>
            </text:list-item>
          </text:list>
        </text:list-item>
        <text:list-item>
          <text:p text:style-name="P8">Hit button or hovering over text edit</text:p>
          <text:list>
            <text:list-item>
              <text:p text:style-name="P8">System solve portion of a problem for each requested hint or show toast that describes the problem or given percentage of progress of solving problem </text:p>
            </text:list-item>
            <text:list-item>
              <text:p text:style-name="P8">Toast with description, solve portion of the problem <text:s/>or percentage progress bar to solve problem</text:p>
            </text:list-item>
          </text:list>
        </text:list-item>
      </text:list>
      <text:list xml:id="list183936704705564" text:continue-list="list1297025958" text:style-name="L1">
        <text:list-header>
          <text:p text:style-name="P2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7T16:36:54.178939304</meta:creation-date>
    <dc:date>2021-08-17T18:39:31.307584681</dc:date>
    <meta:editing-duration>PT23M5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8" meta:word-count="281" meta:character-count="1540" meta:non-whitespace-character-count="1297"/>
  </office:meta>
</office:document-meta>
</file>